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BGDHA+TimesNewRoman,Bold" svg:font-family="'LBGDHA+TimesNewRoman,Bold', 'Times New Roman'" style:font-family-generic="roman"/>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2" style:master-page-name="Standard">
      <style:paragraph-properties fo:text-align="center" style:justify-single-word="false"/>
    </style:style>
    <style:style style:name="P2" style:family="paragraph" style:parent-style-name="Standard" style:list-style-name="WW8Num17"/>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pe Public License Version 2.2<text:line-break/></text:p>
      <text:p text:style-name="Standard">A copyright notice accompanies this license document that identifies the copyright holders. <text:s/>This license has been certified as open source. It has also been designated as <text:s/>GPL compatible by the Free Software Foundation (FSF). <text:s/>Redistribution and use in source and binary forms, with or without modification, are permitted provided that the following conditions are met:<text:line-break/></text:p>
      <text:list text:style-name="WW8Num17">
        <text:list-item>
          <text:p text:style-name="P2">Redistributions in source code must retain the accompanying copyright notice, this list of conditions, and the following disclaimer.</text:p>
        </text:list-item>
        <text:list-item>
          <text:p text:style-name="P2">Redistributions in binary form must reproduce the accompanying copyright notice, this list of conditions, and the following disclaimer in the documentation and/or other materials provided with the distribution.</text:p>
        </text:list-item>
        <text:list-item>
          <text:p text:style-name="P2">Names of the copyright holders must not be used to endorse or promote products derived from this software without prior written permission from the copyright holders.</text:p>
        </text:list-item>
        <text:list-item>
          <text:p text:style-name="P2">The right to distribute this software or to use it for any purpose does not give You the right to use Servicemarks (sm) or Trademarks (tm) of the copyright holders. </text:p>
        </text:list-item>
        <text:list-item>
          <text:p text:style-name="P2">If You make a patent infringement claim against any entity (including a cross-claim or counterclaim in a lawsuit) alleging that the software licensed hereunder constitutes direct or contributory patent infringement, then any patent and any right-to-use licenses granted to You under this License for that software shall terminate as of the date such claim is made.</text:p>
        </text:list-item>
      </text:list>
      <text:p text:style-name="Standard"/>
      <text:p text:style-name="Standard">If any files are modified by You then you must cause the modified files to carry prominent notices stating that you changed the files and the date of any change.</text:p>
      <text:p text:style-name="Standard"/>
      <text:p text:style-name="Standard">Disclaimer</text:p>
      <text:p text:style-name="Standard"/>
      <text:p text:style-name="Standard">THIS SOFTWARE IS PROVIDED BY THE COPYRIGHT HOLDERS “AS IS” AND ANY EXPRESSED OR IMPLIED WARRANTIES, INCLUDING, BUT NOT LIMITED TO, THE IMPLIED WARRANTIES OF MERCHANTABILITY AND FITNESS FOR A PARTICULAR PURPOSE ARE DISCLAIMED. IN NO EVENT SHALL THE COPYRIGHT HOLDE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BGDHA+TimesNewRoman,Bold" svg:font-family="'LBGDHA+TimesNewRoman,Bold', 'Times New Roman'" style:font-family-generic="roman"/>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left="0in" fo:margin-right="0in" fo:margin-top="0in" fo:margin-bottom="0.1665in" fo:text-align="justify" style:justify-single-word="false" fo:text-indent="0.5in" style:auto-text-indent="false"/>
      <style:text-properties style:font-name="CG 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4pt" fo:font-weight="bold" style:font-size-asian="14pt"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fo:text-align="end"/>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fo:padding-left="0in" fo:padding-right="0in" fo:padding-top="0in" fo:padding-bottom="0.0138in" fo:border-left="none" fo:border-right="none" fo:border-top="none" fo:border-bottom="0.0138in solid #000000"/>
      <style:text-properties fo:font-size="8pt" style:font-size-asian="8pt"/>
    </style:style>
    <style:style style:name="P2" style:family="paragraph" style:parent-style-name="Footer">
      <style:paragraph-properties fo:text-align="center" style:justify-single-word="false"/>
      <style:text-properties fo:font-size="8pt" style:font-size-asian="8pt"/>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
        <text:p text:style-name="P2">Zope Public License Version 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ZOPE FOUNDATION BY LAWS</dc:title>
    <meta:initial-creator>Hadar Pedhazur</meta:initial-creator>
    <meta:creation-date>2006-01-26T16:40:00</meta:creation-date>
    <dc:creator>Rob Page</dc:creator>
    <dc:date>2006-03-30T11:12:00</dc:date>
    <dc:language>en-US</dc:language>
    <meta:editing-cycles>6</meta:editing-cycles>
    <meta:editing-duration>PT11M0S</meta:editing-duration>
    <meta:user-defined meta:name="Info 1"/>
    <meta:user-defined meta:name="Info 2"/>
    <meta:user-defined meta:name="Info 3"/>
    <meta:user-defined meta:name="Info 4"/>
    <meta:document-statistic meta:table-count="0" meta:image-count="0" meta:object-count="0" meta:page-count="1" meta:paragraph-count="11" meta:word-count="370" meta:character-count="2367"/>
  </office:meta>
</office:document-meta>
</file>